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2">
      <style:paragraph-properties fo:margin-top="0in" fo:margin-bottom="0in" style:contextual-spacing="false" fo:text-align="center" style:justify-single-word="false"/>
    </style:style>
    <style:style style:name="P2" style:family="paragraph" style:parent-style-name="Style43">
      <style:paragraph-properties fo:margin-right="0.0075in" fo:line-height="100%"/>
    </style:style>
    <style:style style:name="P3" style:family="paragraph" style:parent-style-name="Style43">
      <style:paragraph-properties fo:margin-right="0.0075in" fo:line-height="100%"/>
      <style:text-properties officeooo:paragraph-rsid="0006bb5c"/>
    </style:style>
    <style:style style:name="P4" style:family="paragraph" style:parent-style-name="Style43">
      <style:paragraph-properties fo:margin-right="0.0075in" fo:line-height="100%"/>
      <style:text-properties fo:color="#000000" loext:opacity="100%" fo:font-size="14pt" style:font-name-asian="Times New Roman1" style:font-size-asian="14pt" style:font-size-complex="14pt"/>
    </style:style>
    <style:style style:name="P5" style:family="paragraph" style:parent-style-name="Heading_20_3">
      <style:paragraph-properties fo:margin-top="0in" fo:margin-bottom="0in" style:contextual-spacing="false"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paragraph-rsid="0006bb5c"/>
    </style:style>
    <style:style style:name="P9" style:family="paragraph" style:parent-style-name="Standard">
      <style:paragraph-properties fo:margin-top="0in" fo:margin-bottom="0in" style:contextual-spacing="true" fo:text-align="justify" style:justify-single-word="false"/>
    </style:style>
    <style:style style:name="P10" style:family="paragraph" style:parent-style-name="Standard">
      <loext:graphic-properties draw:fill="solid" draw:fill-color="#ffffff"/>
      <style:paragraph-properties fo:margin-top="0in" fo:margin-bottom="0in" style:contextual-spacing="true" fo:text-align="justify" style:justify-single-word="false" fo:background-color="#ffffff"/>
    </style:style>
    <style:style style:name="P11" style:family="paragraph" style:parent-style-name="Standard">
      <style:paragraph-properties fo:text-align="justify" style:justify-single-word="false"/>
      <style:text-properties fo:font-size="14pt" style:font-name-asian="Calibri1" style:font-size-asian="14pt" style:font-size-complex="14pt"/>
    </style:style>
    <style:style style:name="P12" style:family="paragraph" style:parent-style-name="Standard">
      <loext:graphic-properties draw:fill="solid" draw:fill-color="#ffffff"/>
      <style:paragraph-properties fo:margin-top="0in" fo:margin-bottom="0in" style:contextual-spacing="true" fo:text-align="justify" style:justify-single-word="false" fo:background-color="#ffffff"/>
      <style:text-properties fo:font-weight="bold" style:font-weight-asian="bold" style:font-weight-complex="bold"/>
    </style:style>
    <style:style style:name="P13" style:family="paragraph" style:parent-style-name="Standard">
      <loext:graphic-properties draw:fill="solid" draw:fill-color="#ffff00" draw:opacity="100%"/>
      <style:paragraph-properties fo:text-align="justify" style:justify-single-word="false" fo:background-color="#ffff00"/>
      <style:text-properties fo:font-weight="bold" style:font-weight-asian="bold" style:font-weight-complex="bold"/>
    </style:style>
    <style:style style:name="T1" style:family="text">
      <style:text-properties fo:font-size="14pt" style:font-name-asian="Calibri1" style:font-size-asian="14pt" style:language-asian="en" style:country-asian="US" style:font-size-complex="14pt"/>
    </style:style>
    <style:style style:name="T2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3" style:family="text">
      <style:text-properties fo:font-size="14pt" style:font-name-asian="Calibri1" style:font-size-asian="14pt" style:font-size-complex="14pt"/>
    </style:style>
    <style:style style:name="T4" style:family="text">
      <style:text-properties fo:font-size="14pt" fo:font-style="italic" style:font-name-asian="Calibri1" style:font-size-asian="14pt" style:language-asian="en" style:country-asian="US" style:font-style-asian="italic" style:font-size-complex="14pt"/>
    </style:style>
    <style:style style:name="T5" style:family="text">
      <style:text-properties fo:font-size="14pt" fo:font-style="italic" style:text-underline-style="none" style:font-name-asian="Calibri1" style:font-size-asian="14pt" style:language-asian="en" style:country-asian="US" style:font-style-asian="italic" style:font-size-complex="14pt"/>
    </style:style>
    <style:style style:name="T6" style:family="text">
      <style:text-properties fo:font-size="14pt" style:text-underline-style="solid" style:text-underline-width="auto" style:text-underline-color="font-color" style:font-name-asian="Calibri1" style:font-size-asian="14pt" style:language-asian="en" style:country-asian="US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name-asian="Times New Roman1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06bb5c" style:font-name-asian="Times New Roman1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fo:font-weight="normal" style:font-name-asian="Times New Roman1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solid" style:text-underline-width="auto" style:text-underline-color="font-color" fo:font-weight="normal" officeooo:rsid="0006bb5c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06bb5c" style:font-name-asian="Times New Roman1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fo:background-color="#ffff00" loext:char-shading-value="0" style:font-name-asian="Times New Roman1" style:font-size-asian="14pt" style:font-weight-asian="bold" style:font-size-complex="14pt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fo:background-color="#ffff00" loext:char-shading-value="0" style:font-name-asian="Times New Roman1" style:font-size-asian="14pt" style:font-weight-asian="bold" style:font-size-complex="14pt" style:font-weight-complex="bold"/>
    </style:style>
    <style:style style:name="T16" style:family="text">
      <style:text-properties fo:font-size="14pt" style:text-underline-style="solid" style:text-underline-width="auto" style:text-underline-color="font-color" fo:font-weight="bold" officeooo:rsid="0006bb5c" fo:background-color="#ffff00" loext:char-shading-value="0" style:font-name-asian="Times New Roman1" style:font-size-asian="14pt" style:font-weight-asian="bold" style:font-size-complex="14pt" style:font-weight-complex="bold"/>
    </style:style>
    <style:style style:name="T17" style:family="text">
      <style:text-properties fo:font-size="14pt" style:text-underline-style="solid" style:text-underline-width="auto" style:text-underline-color="font-color" fo:font-weight="bold" officeooo:rsid="0006bb5c" fo:background-color="#ffff00" loext:char-shading-value="0" style:font-name-asian="Times New Roman1" style:font-size-asian="14pt" style:font-weight-asian="bold" style:font-size-complex="14pt" style:font-weight-complex="bold"/>
    </style:style>
    <style:style style:name="T18" style:family="text">
      <style:text-properties fo:font-size="14pt" style:text-underline-style="solid" style:text-underline-width="auto" style:text-underline-color="font-color" fo:font-weight="bold" fo:background-color="#ffff00" loext:char-shading-value="0" style:font-size-asian="14pt" style:font-weight-asian="bold" style:font-size-complex="14pt" style:font-weight-complex="bold"/>
    </style:style>
    <style:style style:name="T19" style:family="text">
      <style:text-properties fo:font-size="14pt" style:text-underline-style="solid" style:text-underline-width="auto" style:text-underline-color="font-color" fo:font-weight="bold" fo:background-color="#ffff00" loext:char-shading-value="0" style:font-size-asian="14pt" style:font-weight-asian="bold" style:font-size-complex="14pt" style:font-weight-complex="bold"/>
    </style:style>
    <style:style style:name="T20" style:family="text">
      <style:text-properties fo:font-size="14pt" style:text-underline-style="solid" style:text-underline-width="auto" style:text-underline-color="font-color" fo:font-weight="bold" officeooo:rsid="0006bb5c" fo:background-color="#ffff00" loext:char-shading-value="0" style:font-size-asian="14pt" style:font-weight-asian="bold" style:font-size-complex="14pt" style:font-weight-complex="bold"/>
    </style:style>
    <style:style style:name="T21" style:family="text">
      <style:text-properties fo:font-size="14pt" style:text-underline-style="solid" style:text-underline-width="auto" style:text-underline-color="font-color" fo:font-weight="bold" officeooo:rsid="0006bb5c" fo:background-color="#ffff00" loext:char-shading-value="0" style:font-size-asian="14pt" style:font-weight-asian="bold" style:font-size-complex="14pt" style:font-weight-complex="bold"/>
    </style:style>
    <style:style style:name="T2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3" style:family="text">
      <style:text-properties fo:font-size="14pt" style:text-underline-style="solid" style:text-underline-width="auto" style:text-underline-color="font-color" fo:font-weight="bold" officeooo:rsid="0006bb5c" style:font-size-asian="14pt" style:font-weight-asian="bold" style:font-size-complex="14pt" style:font-weight-complex="bold"/>
    </style:style>
    <style:style style:name="T24" style:family="text">
      <style:text-properties fo:font-size="14pt" style:font-name-asian="Times New Roman1" style:font-size-asian="14pt" style:font-size-complex="14pt"/>
    </style:style>
    <style:style style:name="T25" style:family="text">
      <style:text-properties fo:font-size="14pt" officeooo:rsid="0006bb5c" style:font-name-asian="Times New Roman1" style:font-size-asian="14pt" style:font-size-complex="14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font-weight="normal" style:font-name-asian="Times New Roman1" style:font-size-asian="14pt" style:font-weight-asian="normal" style:font-size-complex="14pt" style:font-weight-complex="normal"/>
    </style:style>
    <style:style style:name="T28" style:family="text">
      <style:text-properties fo:font-size="14pt" style:text-underline-style="none" style:font-name-asian="Calibri1" style:font-size-asian="14pt" style:language-asian="en" style:country-asian="US" style:font-size-complex="14pt" style:font-weight-complex="bold"/>
    </style:style>
    <style:style style:name="T29" style:family="text">
      <style:text-properties fo:color="#000000" loext:opacity="100%" fo:font-size="14pt" style:font-name-asian="Times New Roman1" style:font-size-asian="14pt" style:font-size-complex="14pt"/>
    </style:style>
    <style:style style:name="T30" style:family="text">
      <style:text-properties fo:color="#000000" loext:opacity="100%" fo:font-size="14pt" style:text-underline-style="solid" style:text-underline-width="auto" style:text-underline-color="font-color" style:font-name-asian="Times New Roman1" style:font-size-asian="14pt" style:font-size-complex="14pt"/>
    </style:style>
    <style:style style:name="T31" style:family="text">
      <style:text-properties fo:color="#000000" loext:opacity="100%" fo:font-size="14pt" style:text-underline-style="solid" style:text-underline-width="auto" style:text-underline-color="font-color" officeooo:rsid="0006bb5c" style:font-name-asian="Times New Roman1" style:font-size-asian="14pt" style:font-size-complex="14pt"/>
    </style:style>
    <style:style style:name="T32" style:family="text">
      <style:text-properties fo:color="#000000" loext:opacity="100%"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T33" style:family="text">
      <style:text-properties fo:color="#000000" loext:opacity="100%" fo:font-size="14pt" style:text-underline-style="solid" style:text-underline-width="auto" style:text-underline-color="font-color" fo:font-weight="bold" officeooo:rsid="0006bb5c" style:font-name-asian="Times New Roman1" style:font-size-asian="14pt" style:font-weight-asian="bold" style:font-size-complex="14pt" style:font-weight-complex="bold"/>
    </style:style>
    <style:style style:name="T34" style:family="text">
      <style:text-properties fo:color="#000000" loext:opacity="100%" fo:font-size="14pt" style:text-underline-style="solid" style:text-underline-width="auto" style:text-underline-color="font-color" fo:font-weight="bold" fo:background-color="#ffff00" loext:char-shading-value="0" style:font-name-asian="Times New Roman1" style:font-size-asian="14pt" style:font-weight-asian="bold" style:font-size-complex="14pt" style:font-weight-complex="bold"/>
    </style:style>
    <style:style style:name="T35" style:family="text">
      <style:text-properties fo:color="#000000" loext:opacity="100%" fo:font-size="14pt" style:text-underline-style="solid" style:text-underline-width="auto" style:text-underline-color="font-color" fo:font-weight="bold" officeooo:rsid="0006bb5c" fo:background-color="#ffff00" loext:char-shading-value="0" style:font-name-asian="Times New Roman1" style:font-size-asian="14pt" style:font-weight-asian="bold" style:font-size-complex="14pt" style:font-weight-complex="bold"/>
    </style:style>
    <style:style style:name="T36" style:family="text">
      <style:text-properties fo:color="#000000" loext:opacity="100%" fo:font-size="14pt" style:text-underline-style="solid" style:text-underline-width="auto" style:text-underline-color="font-color" fo:font-weight="bold" officeooo:rsid="0006bb5c" fo:background-color="#ffff00" loext:char-shading-value="0" style:font-name-asian="Times New Roman1" style:font-size-asian="14pt" style:font-weight-asian="bold" style:font-size-complex="14pt" style:font-weight-complex="bold"/>
    </style:style>
    <style:style style:name="T37" style:family="text">
      <style:text-properties fo:color="#000000" loext:opacity="100%" fo:font-size="14pt" style:text-underline-style="solid" style:text-underline-width="auto" style:text-underline-color="font-color" fo:font-weight="bold" fo:background-color="#ffff00" loext:char-shading-value="0" style:font-name-asian="Times New Roman1" style:font-size-asian="14pt" style:font-weight-asian="bold" style:font-size-complex="14pt" style:font-weight-complex="bold"/>
    </style:style>
    <style:style style:name="T38" style:family="text">
      <style:text-properties fo:color="#ff0000" loext:opacity="100%" fo:font-size="14pt" style:font-name-asian="Times New Roman1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T1">ТЕМА 8. ФИЛОСОФСКАЯ ОНТОЛОГИЯ</text:span><text:span text:style-name="T1"/></text:h>
      <text:h text:style-name="P1" text:outline-level="2" loext:marker-style-name="T1"><text:span text:style-name="T1">(ВСЕОБЩИЕ ЗАКОНЫ РАЗВИТИЯ)</text:span><text:span text:style-name="T1"/></text:h>
      <text:h text:style-name="P5" text:outline-level="3" loext:marker-style-name="T4"><text:span text:style-name="T4">Практические </text:span><text:span text:style-name="T5">задания</text:span></text:h>
      <text:p text:style-name="P2" loext:marker-style-name="T24"><text:span text:style-name="T28"><text:tab/></text:span><text:span text:style-name="T6">1 задание:</text:span><text:span text:style-name="T29"> Раскройте сущность следующих понятий:</text:span></text:p>
      <text:p text:style-name="P6" loext:marker-style-name="T24"><text:span text:style-name="T24">Бытие: </text:span><text:span text:style-name="T15">фундаментальная философская категория, обозначающая все существующее, весь объективный мир, включая природу, общество и человека.</text:span></text:p>
      <text:p text:style-name="P6" loext:marker-style-name="T24"><text:span text:style-name="T24">Материя: </text:span><text:span text:style-name="T15">объективная реальность, существующая независимо от сознания человека и отражаемая им. Материя является первичной по отношению к сознанию.</text:span></text:p>
      <text:p text:style-name="P6" loext:marker-style-name="T24"><text:span text:style-name="T24">Качество: </text:span><text:span text:style-name="T15">это внутренняя определенность объекта, которая делает его тем, что он есть, и отличает его от других объектов.</text:span></text:p>
      <text:p text:style-name="P6" loext:marker-style-name="T24"><text:span text:style-name="T24">Количество: </text:span><text:span text:style-name="T15">это внешняя определенность объекта, выражающаяся в числе, мере, величине.</text:span></text:p>
      <text:p text:style-name="P6" loext:marker-style-name="T24"><text:span text:style-name="T24">Пространство: </text:span><text:span text:style-name="T15">форма существования материи, характеризующаяся протяженностью, структурностью, сосуществованием и взаимодействием элементов.</text:span></text:p>
      <text:p text:style-name="P6" loext:marker-style-name="T24"><text:span text:style-name="T24">Время: </text:span><text:span text:style-name="T15">это форма существования материи, характеризующаяся длительностью, последовательностью изменений и развитием.</text:span></text:p>
      <text:p text:style-name="P6" loext:marker-style-name="T24"><text:span text:style-name="T24">Движение</text:span><text:span text:style-name="T25">: </text:span><text:span text:style-name="T17">способ существования материи, ее непрерывное изменение, перемещение, превращение.</text:span></text:p>
      <text:p text:style-name="P6" loext:marker-style-name="T24"><text:span text:style-name="T24">Развитие: </text:span><text:span text:style-name="T15">необратимое, направленное, закономерное изменение материальных и идеальных объектов.</text:span></text:p>
      <text:p text:style-name="P8" loext:marker-style-name="T24"><text:span text:style-name="T24">Прогресс</text:span><text:span text:style-name="T27">: </text:span><text:span text:style-name="T15">поступательное, восходящее развитие, переход от низшего к высшему, от простого к сложному.</text:span></text:p>
      <text:p text:style-name="P8" loext:marker-style-name="T24"><text:span text:style-name="T26">Регресс: </text:span><text:span text:style-name="T19">обратное развитие, переход от высшего к низшему, от сложного к простому.</text:span></text:p>
      <text:p text:style-name="P8" loext:marker-style-name="T24"><text:span text:style-name="T26">Диалектика: </text:span><text:span text:style-name="T21">учение о наиболее общих законах развития природы, общества и мышления.</text:span></text:p>
      <text:p text:style-name="P2" loext:marker-style-name="T2"><text:span text:style-name="T2"><text:s text:c="8"/></text:span><text:span text:style-name="T2"/></text:p>
      <text:p text:style-name="P2" loext:marker-style-name="T29"><text:span text:style-name="T2"><text:tab/></text:span><text:span text:style-name="T6">2 задание:</text:span><text:span text:style-name="T29"> Раскройте смысл одного из высказываний представленных ниже (на ваш выбор). Аргументируйте свой ответ.</text:span></text:p>
      <text:p text:style-name="P4" loext:marker-style-name="T29"/>
      <text:p text:style-name="P10" loext:marker-style-name="T38"><text:span text:style-name="T24">1) Немецкий философ К. Маркса: «Если бы форма проявления вещей и их сущность непосредственно совпадали, то всякая наука была бы излишней».</text:span><text:span text:style-name="T38"/></text:p>
      <text:p text:style-name="P10" loext:marker-style-name="T24"><text:span text:style-name="T24">2) Древнегреческий философ Гераклит: «Всё течёт» и «В одну реку мы вступаем и не вступаем, ведь на входящих в ту же самую реку набегают всё новые воды». </text:span><text:span text:style-name="T24"/></text:p>
      <text:p text:style-name="P12"><text:span text:style-name="T24">3) Французский философ П. Гольбах: «Вселенная, это колоссальное соединение всего существующего, повсюду являет нам лишь материю и движение». </text:span></text:p>
      <text:p text:style-name="P7" loext:marker-style-name="T24"><text:span text:style-name="T24">4) Французский философ П. Гольбах: «Мы приписываем случаю все явления, связи которых с их причинами не видим. Таким образом, мы пользуемся словом случай, чтобы прикрыть наше незнание естественных причин, производящих наблюдаемые нами явления неизвестными нам способами».</text:span><text:span text:style-name="T24"/></text:p>
      <text:p text:style-name="P10" loext:marker-style-name="T24"><text:span text:style-name="T24">5) Немецкий философ Г. Гегель говорил: «Всё действительное разумно, всё разумное действительно». </text:span><text:span text:style-name="T24"/></text:p>
      <text:p text:style-name="P9" loext:marker-style-name="T1"><text:span text:style-name="T24">6) Философ Нового времени Б. </text:span><text:span text:style-name="T1">Спинозы: «Свобода есть осознанная необходимость».</text:span></text:p>
      <text:p text:style-name="P9" loext:marker-style-name="T1"><text:span text:style-name="T1">7) Индийский писатель Р. Тагор: «Мир не существует отдельно от нас. Его реальность зависит от нашего или вселенского сознания».</text:span><text:span text:style-name="T1"/></text:p>
      <text:p text:style-name="Standard" loext:marker-style-name="T3"><text:span text:style-name="T1">8) Д</text:span><text:span text:style-name="T24">ревнегреческий <text:s/>философ </text:span><text:span text:style-name="T3">Гераклит: «Гомер был не прав, молясь, чтобы борьба исчезла с лица земли; ибо если бы его молитва исполнилась, все вещи погибли бы».</text:span></text:p>
      <text:p text:style-name="P4" loext:marker-style-name="T29"/>
      <text:p text:style-name="P3" loext:marker-style-name="T29"><text:soft-page-break/><text:span text:style-name="T29">Ответ: </text:span><text:span text:style-name="T37">3) Французский философ П. Гольбах: «Вселенная, это колоссальное соединение всего существующего, повсюду являет нам лишь материю и движение». <text:line-break/></text:span><text:span text:style-name="T36">Это высказывание отражает основные положения материалистического мировоззрения. Вселенная является единым целым, все события в ней взаимосвязаны. Вселенная состоит из материи. Движение неотъемлимое свойство материи, способ её существования. При этом отрицается существование нематериальной, духовной субстанции — всё исходит из материи и имеет причинно-следственную связь.</text:span></text:p>
      <text:p text:style-name="P4" loext:marker-style-name="T29"/>
      <text:p text:style-name="P4" loext:marker-style-name="T29"/>
      <text:p text:style-name="P6" loext:marker-style-name="T3"><text:span text:style-name="T2"><text:s text:c="6"/></text:span><text:span text:style-name="T6">3 задание:</text:span><text:span text:style-name="T29"> </text:span><text:span text:style-name="T3">Диалектика и метафизика — исторически сложившиеся методы в философии. Приведите примеры проявления этих понятий из жизни общества, науки.</text:span></text:p>
      <text:p text:style-name="P11" loext:marker-style-name="T3"/>
      <text:p text:style-name="P13"><text:span text:style-name="T29">Диалектика:</text:span></text:p>
      <text:p text:style-name="P13"><text:span text:style-name="T29">1) </text:span><text:span text:style-name="T30">В общественной жизни: революционные изменения в обществе, когда старое качество переходит в новое (например, смена общественно-экономических формаций).<text:line-break/></text:span><text:span text:style-name="T29">2) </text:span><text:span text:style-name="T30">В науке: открытие новых законов и теорий, которые приходят на смену устаревшим (например, переход от классической механики к квантовой механике).<text:line-break/></text:span><text:span text:style-name="T29">3) </text:span><text:span text:style-name="T30">В технике: создание новых поколений техники, где старые модели заменяются более совершенными (например, развитие компьютерной техники).<text:line-break/></text:span><text:span text:style-name="T29">4) </text:span><text:span text:style-name="T30">В развитии личности: преодоление внутренних противоречий, кризисов, переход на новый уровень самосознания и самореализации.</text:span></text:p>
      <text:p text:style-name="P13"/>
      <text:p text:style-name="P13"><text:span text:style-name="T29">Метафизика:</text:span></text:p>
      <text:p text:style-name="P13"><text:span text:style-name="T29">1) </text:span><text:span text:style-name="T30">В общественной жизни: консервативные, застойные явления, сопротивление изменениям (например, отрицание необходимости социальных реформ).<text:line-break/></text:span><text:span text:style-name="T29">2) </text:span><text:span text:style-name="T30">В науке: стремление к абсолютным, неизменным истинам, игнорирование противоречий (например, механистическое понимание природы).<text:line-break/></text:span><text:span text:style-name="T29">3) </text:span><text:span text:style-name="T30">В технике: использование устаревших, неэффективных технологий, отказ от инноваций (например, отказ от перехода на возобновляемые источники энергии).<text:line-break/></text:span><text:span text:style-name="T29">4) </text:span><text:span text:style-name="T30">В развитии личности: ригидность мышления, неспособность адаптироваться к изменениям, догматизм.</text:span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right="-0.0701in" fo:text-align="center" style:justify-single-word="false"/>
      <style:text-properties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right="-0.0701in" fo:text-align="justify" style:justify-single-word="false" fo:text-indent="0.3937in" style:auto-text-indent="false" fo:keep-with-next="always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name-complex="Noto Sans Arabic" style:font-family-complex="'Noto Sans Arabic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/>
      <style:text-properties fo:font-size="12pt" style:font-size-asian="12pt" style:font-size-complex="12pt"/>
    </style:style>
    <style:style style:name="Paragraph" style:family="paragraph" style:parent-style-name="Standard">
      <style:paragraph-properties fo:text-align="justify" style:justify-single-word="false" fo:text-indent="0.4925in" style:auto-text-indent="false"/>
      <style:text-properties fo:font-size="14pt" style:font-size-asian="14pt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 fo:line-height="115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1965in" fo:margin-top="0in" fo:margin-bottom="0.0835in" style:contextual-spacing="false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1965in" fo:margin-top="0in" fo:margin-bottom="0.0835in" style:contextual-spacing="false" fo:line-height="200%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1965in" fo:margin-top="0in" fo:margin-bottom="0.0835in" style:contextual-spacing="false"/>
      <style:text-properties fo:font-size="8pt" style:font-name-asian="Times New Roman1" style:font-family-asian="'Times New Roman'" style:font-family-generic-asian="system" style:font-pitch-asian="variable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List_20_1" style:display-name="List 1" style:family="paragraph" style:parent-style-name="Standard" style:auto-update="true" style:list-style-name="WWNum2" style:class="list">
      <style:text-properties style:font-name-asian="Times New Roman1" style:font-family-asian="'Times New Roman'" style:font-family-generic-asian="system" style:font-pitch-asian="variable"/>
    </style:style>
    <style:style style:name="List_20_2" style:display-name="List 2" style:family="paragraph" style:parent-style-name="Standard" style:auto-update="true" style:list-style-name="WWNum3" style:class="list">
      <style:text-properties style:font-name-asian="Times New Roman1" style:font-family-asian="'Times New Roman'" style:font-family-generic-asian="system" style:font-pitch-asian="variable"/>
    </style:style>
    <style:style style:name="List_20_3" style:display-name="List 3" style:family="paragraph" style:parent-style-name="Standard" style:auto-update="true" style:list-style-name="WWNum4" style:class="list">
      <style:text-properties style:font-name-asian="Times New Roman1" style:font-family-asian="'Times New Roman'" style:font-family-generic-asian="system" style:font-pitch-asian="variable"/>
    </style:style>
    <style:style style:name="Signature" style:family="paragraph" style:parent-style-name="Standard" loext:linked-style-name="Подпись_20_Знак" style:class="text">
      <style:paragraph-properties fo:margin-left="2.9528in"/>
      <style:text-properties style:font-name-asian="Times New Roman1" style:font-family-asian="'Times New Roman'" style:font-family-generic-asian="system" style:font-pitch-asian="variable"/>
    </style:style>
    <style:style style:name="Subtitle" style:family="paragraph" style:parent-style-name="Standard" loext:linked-style-name="Подзаголовок_20_Знак" style:class="chapter">
      <style:paragraph-properties fo:text-align="center" style:justify-single-word="false"/>
      <style:text-properties fo:font-size="14pt" style:font-name-asian="Times New Roman1" style:font-family-asian="'Times New Roman'" style:font-family-generic-asian="system" style:font-pitch-asian="variable" style:font-size-asian="14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right="-0.0701in" fo:text-align="center" style:justify-single-word="false"/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right="-0.0701in" fo:text-align="justify" style:justify-single-word="false">
        <style:tab-stops>
          <style:tab-stop style:position="0.5909in"/>
          <style:tab-stop style:position="1.772in"/>
        </style:tab-stops>
      </style:paragraph-properties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Document_20_Map_20__28_WW_29_" style:display-name="Document Map (WW)" style:family="paragraph" style:parent-style-name="Standard" loext:linked-style-name="Схема_20_документа_20_Знак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asian="Times New Roman1" style:font-family-asian="'Times New Roman'" style:font-family-generic-asian="system" style:font-pitch-asian="variable"/>
    </style:style>
    <style:style style:name="Рисунок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Краткий_20_обратный_20_адрес" style:display-name="Краткий обратный адрес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Строка_20_PP" style:display-name="Строка PP" style:family="paragraph" style:parent-style-name="Signature"/>
    <style:style style:name="РГИУ" style:family="paragraph" style:parent-style-name="Standard" style:auto-update="true">
      <style:paragraph-properties fo:line-height="150%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-го_20_уровня" style:display-name="Заголовок 2-го уровня" style:family="paragraph" style:parent-style-name="Heading_20_2">
      <style:paragraph-properties fo:margin-top="0.1665in" fo:margin-bottom="0.0417in" style:contextual-spacing="false" fo:text-align="center" style:justify-single-word="false" fo:keep-with-next="always"/>
      <style:text-properties fo:font-size="13pt" style:font-size-asian="13pt" style:font-name-complex="Arial1" style:font-family-complex="Arial" style:font-family-generic-complex="system" style:font-pitch-complex="variable" style:font-size-complex="14pt" style:font-style-complex="italic"/>
    </style:style>
    <style:style style:name="Footnote" style:family="paragraph" style:parent-style-name="Standard" loext:linked-style-name="Текст_20_сноски_20_Знак" style:class="extra">
      <style:paragraph-properties style:punctuation-wrap="hanging" style:vertical-align="baseline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Normal_20__28_Web_29_" style:display-name="Normal (Web)" style:family="paragraph" style:parent-style-name="Standard">
      <style:paragraph-properties fo:margin-top="0in" fo:margin-bottom="0.166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Основной_20_текст1" style:display-name="Основной текст1" style:family="paragraph">
      <style:paragraph-properties fo:margin-top="0in" fo:margin-bottom="0in" style:contextual-spacing="false" fo:line-height="100%" fo:text-align="justify" style:justify-single-word="false" fo:orphans="2" fo:widows="2" fo:text-indent="0.1965in" style:auto-text-indent="false" style:punctuation-wrap="hanging" style:vertical-align="baseline" style:writing-mode="lr-tb"/>
      <style:text-properties fo:color="#000000" loext:opacity="100%" style:font-name="NTTimes/Cyrillic" fo:font-family="NTTimes/Cyrillic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/>
    </style:style>
    <style:style style:name="Философия_20_-_20_тект_20_абзаца" style:display-name="Философия - тект абзаца" style:family="paragraph" style:auto-update="true" style:list-style-name="WWNum7">
      <style:paragraph-properties fo:margin-lef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in"/>
          <style:tab-stop style:position="0.3752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Философия_20_-_20_название_20_параграфа" style:display-name="Философия - название параграфа" style:family="paragraph" style:parent-style-name="Standard" style:next-style-name="Философия_20_-_20_тект_20_абзаца" style:auto-update="true" style:default-outline-level="2" style:list-style-name="">
      <style:paragraph-properties fo:text-indent="0.3752in" style:auto-text-indent="false"/>
      <style:text-properties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size-complex="14pt"/>
    </style:style>
    <style:style style:name="Философия_20_-_20_нумерованный_20_список" style:display-name="Философия - нумерованный список" style:family="paragraph" style:parent-style-name="Standard" style:next-style-name="Философия_20_-_20_тект_20_абзаца" style:auto-update="true" style:list-style-name="WWNum5">
      <style:paragraph-properties fo:text-align="justify" style:justify-single-word="false">
        <style:tab-stops>
          <style:tab-stop style:position="0.1972in"/>
        </style:tab-stops>
      </style:paragraph-properties>
      <style:text-properties fo:font-size="12pt" style:font-name-asian="Times New Roman1" style:font-family-asian="'Times New Roman'" style:font-family-generic-asian="system" style:font-pitch-asian="variable" style:font-size-asian="12pt"/>
    </style:style>
    <style:style style:name="Философия_20_-_20_точечный_20_список" style:display-name="Философия - точечный список" style:family="paragraph" style:parent-style-name="Standard" style:auto-update="true">
      <style:paragraph-properties fo:text-align="justify" style:justify-single-word="false" fo:text-indent="0.4862in" style:auto-text-indent="false">
        <style:tab-stops>
          <style:tab-stop style:position="0.1972in"/>
        </style:tab-stops>
      </style:paragraph-properties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ТекстДиссертации" style:family="paragraph" style:parent-style-name="Body_20_Text_20_Indent_20_2">
      <style:paragraph-properties fo:margin-left="0in" fo:margin-top="0in" fo:margin-bottom="0in" style:contextual-spacing="false" fo:line-height="100%" fo:text-align="justify" style:justify-single-word="false" fo:text-indent="0.5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4pt"/>
    </style:style>
    <style:style style:name="Философия_20_-_20_текст" style:display-name="Философия - текст" style:family="paragraph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едНаукДата" style:family="paragraph" style:parent-style-name="ТекстДиссертации">
      <style:paragraph-properties fo:text-align="start" style:justify-single-word="false" fo:text-indent="0in" style:auto-text-indent="false"/>
      <style:text-properties style:font-name="Verdana" fo:font-family="Verdana" style:font-family-generic="roman" style:font-pitch="variable" fo:font-size="14pt" fo:font-weight="bold" style:font-size-asian="14pt" style:font-weight-asian="bold" style:font-weight-complex="bold"/>
    </style:style>
    <style:style style:name="НеделяНауки-3" style:family="paragraph" style:parent-style-name="Standard" style:list-style-name="WWNum6"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FR1" style:family="paragraph">
      <style:paragraph-properties fo:margin-left="0.028in" fo:margin-top="0.028in" fo:margin-bottom="0in" style:contextual-spacing="false" fo:line-height="133%" fo:text-align="start" style:justify-single-word="false" fo:orphans="0" fo:widows="0" fo:text-indent="0.2083in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1" style:font-family-complex="Arial" style:font-family-generic-complex="system" style:font-pitch-complex="variable" style:font-size-complex="9pt"/>
    </style:style>
    <style:style style:name="i" style:family="paragraph" style:parent-style-name="Standard">
      <style:paragraph-properties fo:margin-top="0.1945in" fo:margin-bottom="0.1945in" style:contextual-spacing="false" fo:text-align="center" style:justify-single-word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Абзац" style:family="paragraph" style:parent-style-name="Text_20_body" loext:linked-style-name="Абзац_20_Знак">
      <style:paragraph-properties fo:margin-right="0in" fo:text-align="justify" style:justify-single-word="false" fo:text-indent="0.4925in" style:auto-text-indent="false"/>
      <style:text-properties fo:font-size="12pt" style:font-size-asian="12pt" style:font-size-complex="14pt"/>
    </style:style>
    <style:style style:name="FR2" style:family="paragraph">
      <style:paragraph-properties fo:margin-right="1.666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4" style:family="paragraph">
      <style:paragraph-properties fo:margin-right="1.6665in" fo:margin-top="0.0835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3" style:family="paragraph">
      <style:paragraph-properties fo:margin-right="1.944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style:font-name-asian="SimSun" style:font-family-asian="SimSun" style:font-family-generic-asian="system" style:font-pitch-asian="variable" style:language-asian="zh" style:country-asian="CN" style:font-name-complex="Courier New2" style:font-family-complex="'Courier New'" style:font-family-generic-complex="system" style:font-pitch-complex="variable"/>
    </style:style>
    <style:style style:name="jctitlemain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pt" style:family="paragraph" style:parent-style-name="Standard">
      <style:paragraph-properties fo:margin-left="0.2083in" fo:margin-right="0.2083in" fo:margin-top="0.1945in" fo:margin-bottom="0.1945in" style:contextual-spacing="false" fo:text-align="justify" style:justify-single-word="false" fo:text-indent="0.278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txt" style:family="paragraph" style:parent-style-name="Standard">
      <style:paragraph-properties fo:margin-top="0.1945in" fo:margin-bottom="0.1945in" style:contextual-spacing="false"/>
      <style:text-properties fo:color="#111111" loext:opacity="100%" style:font-name="Tahoma" fo:font-family="Tahoma" style:font-family-generic="roman" style:font-pitch="variable" fo:font-size="16.5pt" style:font-name-asian="Times New Roman1" style:font-family-asian="'Times New Roman'" style:font-family-generic-asian="system" style:font-pitch-asian="variable" style:font-size-asian="16.5pt" style:font-name-complex="Tahoma1" style:font-family-complex="Tahoma" style:font-family-generic-complex="system" style:font-pitch-complex="variable" style:font-size-complex="16.5pt"/>
    </style:style>
    <style:style style:name="common" style:family="paragraph" style:parent-style-name="Standard">
      <style:paragraph-properties fo:margin-left="0.0693in" fo:margin-right="0.0693in" fo:margin-top="0.0693in" fo:margin-bottom="0.0693in" style:contextual-spacing="false" fo:text-align="justify" style:justify-single-word="false" fo:text-indent="0.2083in" style:auto-text-indent="false"/>
      <style:text-properties fo:color="#000000" loext:opacity="100%" style:font-name="Book Antiqua" fo:font-family="'Book Antiqua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Основной" style:family="paragraph" style:parent-style-name="Standard" loext:linked-style-name="Основной_20_Знак">
      <style:paragraph-properties fo:text-align="justify" style:justify-single-word="false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Подзаголовок_20_3" style:display-name="Подзаголовок 3" style:family="paragraph" style:parent-style-name="Основной">
      <style:paragraph-properties fo:text-align="center" style:justify-single-word="false" fo:text-indent="0in" style:auto-text-indent="false"/>
      <style:text-properties fo:font-weight="bold" style:font-weight-asian="bold" style:font-weight-complex="bold"/>
    </style:style>
    <style:style style:name="Темы" style:family="paragraph" style:parent-style-name="Основной"/>
    <style:style style:name="enc-article-text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yle43" style:family="paragraph" style:parent-style-name="Standard">
      <style:paragraph-properties fo:line-height="0.1902in" fo:text-align="justify" style:justify-single-word="false" fo:orphans="0" fo:widows="0"/>
      <style:text-properties fo:font-size="12pt" style:font-size-asian="12pt" style:font-size-complex="12pt"/>
    </style:style>
    <style:style style:name="Style13" style:family="paragraph" style:parent-style-name="Standard">
      <style:paragraph-properties fo:line-height="0.3134in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tyle26" style:family="paragraph" style:parent-style-name="Standard">
      <style:paragraph-properties fo:line-height="0.1571in" fo:text-align="justify" style:justify-single-word="false" fo:orphans="0" fo:widows="0" fo:text-indent="0.3035in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Обычный_20_текст" style:display-name="Обычный текст" style:family="paragraph" style:parent-style-name="Standard">
      <style:paragraph-properties fo:text-align="justify" style:justify-single-word="false" fo:text-indent="0.3154in" style:auto-text-indent="false"/>
      <style:text-properties fo:font-size="12pt" style:font-name-asian="Calibri1" style:font-family-asian="Calibri" style:font-family-generic-asian="system" style:font-pitch-asian="variable" style:font-size-asian="12pt"/>
    </style:style>
    <style:style style:name="Без_20_интервала1" style:display-name="Без интервала1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Style31" style:family="paragraph" style:parent-style-name="Standard">
      <style:paragraph-properties fo:line-height="0.1736in" fo:text-align="justify" style:justify-single-word="false" fo:orphans="0" fo:widows="0"/>
      <style:text-properties fo:font-size="12pt" style:font-size-asian="12pt" style:font-size-complex="12pt"/>
    </style:style>
    <style:style style:name="Style14" style:family="paragraph" style:parent-style-name="Standard">
      <style:paragraph-properties fo:line-height="0.1756in" fo:text-align="justify" style:justify-single-word="false" fo:orphans="0" fo:widows="0" fo:text-indent="0.1929in" style:auto-text-indent="false"/>
      <style:text-properties fo:font-size="12pt" style:font-size-asian="12pt" style:font-size-complex="12pt"/>
    </style:style>
    <style:style style:name="msonormal_5f_mailru_5f_css_5f_attribute_5f_postfix" style:display-name="msonormal_mailru_css_attribute_postfix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font-weight="bold" style:font-name-asian="Calibri1" style:font-family-asian="Calibri" style:font-family-generic-asian="system" style:font-pitch-asian="variable" style:language-asian="ru" style:country-asian="RU" style:font-weight-asian="bold" style:font-weight-complex="bold"/>
    </style:style>
    <style:style style:name="Название_20_Знак" style:display-name="Название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_20__28_WW_29_">
      <style:text-properties fo:color="#00000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1" style:display-name="Верх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1" style:display-name="Ниж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_20__28_WW_29_" loext:linked-style-name="Signatur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1" style:display-name="Основной текст 2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1" style:display-name="Основной текст 3 Знак1" style:family="text" style:parent-style-name="Default_20_Paragraph_20_Font_20__28_WW_29_">
      <style:text-properties style:font-name="Times New Roman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Схема_20_документа_20_Знак" style:display-name="Схема документа Знак" style:family="text" style:parent-style-name="Default_20_Paragraph_20_Font_20__28_WW_29_" loext:linked-style-name="Document_20_Map_20__28_WW_29_">
      <style:text-properties style:font-name="Tahoma" fo:font-family="Tahoma" style:font-family-generic="roman" style:font-pitch="variable" fo:font-size="10pt" fo:background-color="#000080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Схема_20_документа_20_Знак1" style:display-name="Схема документа Знак1" style:family="text" style:parent-style-name="Default_20_Paragraph_20_Font_20__28_WW_29_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ne_20_number" style:display-name="line number" style:family="text" style:parent-style-name="Default_20_Paragraph_20_Font_20__28_WW_29_"/>
    <style:style style:name="extended-text_5f__5f_full" style:display-name="extended-text__full" style:family="text" style:parent-style-name="Default_20_Paragraph_20_Font_20__28_WW_29_"/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_20__28_WW_29_"/>
    <style:style style:name="accented" style:family="text" style:parent-style-name="Default_20_Paragraph_20_Font_20__28_WW_29_"/>
    <style:style style:name="Текст_20_Знак" style:display-name="Текст Знак" style:family="text" style:parent-style-name="Default_20_Paragraph_20_Font_20__28_WW_29_" loext:linked-style-name="Plain_20_Tex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Абзац_20_Знак" style:display-name="Абзац Знак" style:family="text" style:parent-style-name="Default_20_Paragraph_20_Font_20__28_WW_29_" loext:linked-style-name="Абзац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SimSun" style:font-family-asian="SimSun" style:font-family-generic-asian="system" style:font-pitch-asian="variable" style:font-size-asian="10pt" style:language-asian="zh" style:country-asian="CN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/>
    </style:style>
    <style:style style:name="apple-style-span" style:family="text" style:parent-style-name="Default_20_Paragraph_20_Font_20__28_WW_29_"/>
    <style:style style:name="Основной_20_Знак" style:display-name="Основной Знак" style:family="text" style:parent-style-name="Default_20_Paragraph_20_Font_20__28_WW_29_" loext:linked-style-name="Основной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apple-converted-space" style:family="text" style:parent-style-name="Default_20_Paragraph_20_Font_20__28_WW_29_">
      <style:text-properties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_20__28_WW_29_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Font_20_Style42" style:display-name="Font Style4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72" style:display-name="Font Style7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use-window-font-color="true" loext:opacity="0%" style:font-name-asian="Calibri1" style:font-family-asian="Calibri" style:font-family-generic-asian="system" style:font-pitch-asian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4pt" style:font-size-asian="14pt" style:font-size-complex="14pt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5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5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5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9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937in"/>
        </style:list-level-properties>
      </text:list-level-style-number>
      <text:list-level-style-number text:level="2" text:style-name="ListLabel_20_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937in"/>
        </style:list-level-properties>
      </text:list-level-style-number>
      <text:list-level-style-number text:level="3" text:style-name="ListLabel_20_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37in"/>
        </style:list-level-properties>
      </text:list-level-style-number>
      <text:list-level-style-number text:level="4" text:style-name="ListLabel_20_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937in"/>
        </style:list-level-properties>
      </text:list-level-style-number>
      <text:list-level-style-number text:level="5" text:style-name="ListLabel_20_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937in"/>
        </style:list-level-properties>
      </text:list-level-style-number>
      <text:list-level-style-number text:level="6" text:style-name="ListLabel_20_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37in"/>
        </style:list-level-properties>
      </text:list-level-style-number>
      <text:list-level-style-number text:level="7" text:style-name="ListLabel_20_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937in"/>
        </style:list-level-properties>
      </text:list-level-style-number>
      <text:list-level-style-number text:level="8" text:style-name="ListLabel_20_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937in"/>
        </style:list-level-properties>
      </text:list-level-style-number>
      <text:list-level-style-number text:level="9" text:style-name="ListLabel_20_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8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45in"/>
        </style:list-level-properties>
      </text:list-level-style-number>
      <text:list-level-style-number text:level="3" text:style-name="ListLabel_20_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text:style-name="ListLabel_20_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text:style-name="ListLabel_20_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text:style-name="ListLabel_20_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text:style-name="ListLabel_20_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text:style-name="ListLabel_20_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text:style-name="ListLabel_20_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022in"/>
        </style:list-level-properties>
      </text:list-level-style-number>
      <text:list-level-style-number text:level="2" text:style-name="ListLabel_20_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2in"/>
        </style:list-level-properties>
      </text:list-level-style-number>
      <text:list-level-style-number text:level="3" text:style-name="ListLabel_20_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2in"/>
        </style:list-level-properties>
      </text:list-level-style-number>
      <text:list-level-style-number text:level="4" text:style-name="ListLabel_20_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522in"/>
        </style:list-level-properties>
      </text:list-level-style-number>
      <text:list-level-style-number text:level="5" text:style-name="ListLabel_20_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2in"/>
        </style:list-level-properties>
      </text:list-level-style-number>
      <text:list-level-style-number text:level="6" text:style-name="ListLabel_20_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2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5.022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22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02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9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1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29in" fo:text-indent="-0.25in" fo:margin-left="0.7429in"/>
        </style:list-level-properties>
      </text:list-level-style-number>
      <text:list-level-style-number text:level="2" text:style-name="ListLabel_20_11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29in" fo:text-indent="-0.25in" fo:margin-left="1.2429in"/>
        </style:list-level-properties>
      </text:list-level-style-number>
      <text:list-level-style-number text:level="3" text:style-name="ListLabel_20_11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429in" fo:text-indent="-0.1252in" fo:margin-left="1.7429in"/>
        </style:list-level-properties>
      </text:list-level-style-number>
      <text:list-level-style-number text:level="4" text:style-name="ListLabel_20_116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29in" fo:text-indent="-0.25in" fo:margin-left="2.2429in"/>
        </style:list-level-properties>
      </text:list-level-style-number>
      <text:list-level-style-number text:level="5" text:style-name="ListLabel_20_11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9in" fo:text-indent="-0.25in" fo:margin-left="2.7429in"/>
        </style:list-level-properties>
      </text:list-level-style-number>
      <text:list-level-style-number text:level="6" text:style-name="ListLabel_20_11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429in" fo:text-indent="-0.1252in" fo:margin-left="3.2429in"/>
        </style:list-level-properties>
      </text:list-level-style-number>
      <text:list-level-style-number text:level="7" text:style-name="ListLabel_20_119" loext:num-list-format="%7%." style:num-suffix="." style:num-format="1">
        <style:list-level-properties text:list-level-position-and-space-mode="label-alignment">
          <style:list-level-label-alignment text:label-followed-by="listtab" text:list-tab-stop-position="3.7429in" fo:text-indent="-0.25in" fo:margin-left="3.7429in"/>
        </style:list-level-properties>
      </text:list-level-style-number>
      <text:list-level-style-number text:level="8" text:style-name="ListLabel_20_12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9in" fo:text-indent="-0.25in" fo:margin-left="4.2429in"/>
        </style:list-level-properties>
      </text:list-level-style-number>
      <text:list-level-style-number text:level="9" text:style-name="ListLabel_20_12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429in" fo:text-indent="-0.1252in" fo:margin-left="4.74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2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2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2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40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5.0437in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3772in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8772in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6.3772in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8772in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3772in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7.8772in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3772in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8.87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49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0.9783in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118in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118in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118in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118in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118in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118in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118in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11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5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1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1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1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1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8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5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1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1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1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1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2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2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2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2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0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043in"/>
        </style:list-level-properties>
      </text:list-level-style-number>
      <text:list-level-style-number text:level="2" text:style-name="ListLabel_20_2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3" text:style-name="ListLabel_20_2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043in"/>
        </style:list-level-properties>
      </text:list-level-style-number>
      <text:list-level-style-number text:level="4" text:style-name="ListLabel_20_2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043in"/>
        </style:list-level-properties>
      </text:list-level-style-number>
      <text:list-level-style-number text:level="5" text:style-name="ListLabel_20_2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6" text:style-name="ListLabel_20_2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043in"/>
        </style:list-level-properties>
      </text:list-level-style-number>
      <text:list-level-style-number text:level="7" text:style-name="ListLabel_20_2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043in"/>
        </style:list-level-properties>
      </text:list-level-style-number>
      <text:list-level-style-number text:level="8" text:style-name="ListLabel_20_2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9" text:style-name="ListLabel_20_2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57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Microsoft Office</meta:initial-creator>
    <meta:editing-cycles>4</meta:editing-cycles>
    <meta:creation-date>2019-09-23T11:48:00</meta:creation-date>
    <dc:date>2024-05-25T22:24:46.350510537</dc:date>
    <meta:editing-duration>PT18M18S</meta:editing-duration>
    <meta:generator>LibreOffice/7.6.6.3$Linux_X86_64 LibreOffice_project/60$Build-3</meta:generator>
    <meta:document-statistic meta:table-count="0" meta:image-count="0" meta:object-count="0" meta:page-count="2" meta:paragraph-count="31" meta:word-count="545" meta:character-count="4383" meta:non-whitespace-character-count="3845"/>
    <meta:user-defined meta:name="AppVersion">15.0000</meta:user-defined>
    <meta:user-defined meta:name="Company">Microsoft</meta:user-defined>
    <meta:template xlink:type="simple" xlink:actuate="onRequest" xlink:title="Шаблон рабочая тетрадь.dotx" xlink:href=""/>
  </office:meta>
</office:document-meta>
</file>